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16pt"/>
    </style:style>
    <style:style style:name="co2" style:family="table-column">
      <style:table-column-properties fo:break-before="auto" style:column-width="114.46pt"/>
    </style:style>
    <style:style style:name="co3" style:family="table-column">
      <style:table-column-properties fo:break-before="auto" style:column-width="60.46pt"/>
    </style:style>
    <style:style style:name="co4" style:family="table-column">
      <style:table-column-properties fo:break-before="auto" style:column-width="17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From Community Dev.</text:p>
          </table:table-cell>
          <table:table-cell office:value-type="float" office:value="90000" calcext:value-type="float">
            <text:p>90000</text:p>
          </table:table-cell>
          <table:table-cell table:formula="of:=CONCATENATE([.A1];&quot; [&quot;;[.C1];&quot;] &quot;;[.B1])" office:value-type="string" office:string-value="Other [90000] From Community Dev." calcext:value-type="string">
            <text:p>Other [90000] From Community Dev.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From Engineering</text:p>
          </table:table-cell>
          <table:table-cell office:value-type="float" office:value="388705.07" calcext:value-type="float">
            <text:p>388705.07</text:p>
          </table:table-cell>
          <table:table-cell table:formula="of:=CONCATENATE([.A2];&quot; [&quot;;[.C2];&quot;] &quot;;[.B2])" office:value-type="string" office:string-value="Other [388705.07] From Engineering" calcext:value-type="string">
            <text:p>Other [388705.07] From Engineering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From Fleet Services</text:p>
          </table:table-cell>
          <table:table-cell office:value-type="float" office:value="310283.72" calcext:value-type="float">
            <text:p>310283.72</text:p>
          </table:table-cell>
          <table:table-cell table:formula="of:=CONCATENATE([.A3];&quot; [&quot;;[.C3];&quot;] &quot;;[.B3])" office:value-type="string" office:string-value="Other [310283.72] From Fleet Services" calcext:value-type="string">
            <text:p>Other [310283.72] From Fleet Services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From Information Tech</text:p>
          </table:table-cell>
          <table:table-cell office:value-type="float" office:value="23940" calcext:value-type="float">
            <text:p>23940</text:p>
          </table:table-cell>
          <table:table-cell table:formula="of:=CONCATENATE([.A4];&quot; [&quot;;[.C4];&quot;] &quot;;[.B4])" office:value-type="string" office:string-value="Other [23940] From Information Tech" calcext:value-type="string">
            <text:p>Other [23940] From Information Tech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From Insurance</text:p>
          </table:table-cell>
          <table:table-cell office:value-type="float" office:value="281298" calcext:value-type="float">
            <text:p>281298</text:p>
          </table:table-cell>
          <table:table-cell table:formula="of:=CONCATENATE([.A5];&quot; [&quot;;[.C5];&quot;] &quot;;[.B5])" office:value-type="string" office:string-value="Other [281298] From Insurance" calcext:value-type="string">
            <text:p>Other [281298] From Insurance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From Traffic Engineering</text:p>
          </table:table-cell>
          <table:table-cell office:value-type="float" office:value="8748.76" calcext:value-type="float">
            <text:p>8748.76</text:p>
          </table:table-cell>
          <table:table-cell table:formula="of:=CONCATENATE([.A6];&quot; [&quot;;[.C6];&quot;] &quot;;[.B6])" office:value-type="string" office:string-value="Other [8748.76] From Traffic Engineering" calcext:value-type="string">
            <text:p>Other [8748.76] From Traffic Engineering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From Workers Comp</text:p>
          </table:table-cell>
          <table:table-cell office:value-type="float" office:value="272793" calcext:value-type="float">
            <text:p>272793</text:p>
          </table:table-cell>
          <table:table-cell table:formula="of:=CONCATENATE([.A7];&quot; [&quot;;[.C7];&quot;] &quot;;[.B7])" office:value-type="string" office:string-value="Other [272793] From Workers Comp" calcext:value-type="string">
            <text:p>Other [272793] From Workers Comp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string" calcext:value-type="string">
            <text:p>From Engineering</text:p>
          </table:table-cell>
          <table:table-cell office:value-type="float" office:value="278163" calcext:value-type="float">
            <text:p>278163</text:p>
          </table:table-cell>
          <table:table-cell table:formula="of:=CONCATENATE([.A8];&quot; [&quot;;[.C8];&quot;] &quot;;[.B8])" office:value-type="string" office:string-value="Fire [278163] From Engineering" calcext:value-type="string">
            <text:p>Fire [278163] From Engineering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string" calcext:value-type="string">
            <text:p>From Fleet Services</text:p>
          </table:table-cell>
          <table:table-cell office:value-type="float" office:value="2627818.02" calcext:value-type="float">
            <text:p>2627818.02</text:p>
          </table:table-cell>
          <table:table-cell table:formula="of:=CONCATENATE([.A9];&quot; [&quot;;[.C9];&quot;] &quot;;[.B9])" office:value-type="string" office:string-value="Fire [2627818.02] From Fleet Services" calcext:value-type="string">
            <text:p>Fire [2627818.02] From Fleet Services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string" calcext:value-type="string">
            <text:p>From Insurance</text:p>
          </table:table-cell>
          <table:table-cell office:value-type="float" office:value="101277" calcext:value-type="float">
            <text:p>101277</text:p>
          </table:table-cell>
          <table:table-cell table:formula="of:=CONCATENATE([.A10];&quot; [&quot;;[.C10];&quot;] &quot;;[.B10])" office:value-type="string" office:string-value="Fire [101277] From Insurance" calcext:value-type="string">
            <text:p>Fire [101277] From Insurance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string" calcext:value-type="string">
            <text:p>From Traffic Engineering</text:p>
          </table:table-cell>
          <table:table-cell office:value-type="float" office:value="120575.71" calcext:value-type="float">
            <text:p>120575.71</text:p>
          </table:table-cell>
          <table:table-cell table:formula="of:=CONCATENATE([.A11];&quot; [&quot;;[.C11];&quot;] &quot;;[.B11])" office:value-type="string" office:string-value="Fire [120575.71] From Traffic Engineering" calcext:value-type="string">
            <text:p>Fire [120575.71] From Traffic Engineering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string" calcext:value-type="string">
            <text:p>From Workers Comp</text:p>
          </table:table-cell>
          <table:table-cell office:value-type="float" office:value="859647" calcext:value-type="float">
            <text:p>859647</text:p>
          </table:table-cell>
          <table:table-cell table:formula="of:=CONCATENATE([.A12];&quot; [&quot;;[.C12];&quot;] &quot;;[.B12])" office:value-type="string" office:string-value="Fire [859647] From Workers Comp" calcext:value-type="string">
            <text:p>Fire [859647] From Workers Comp</text:p>
          </table:table-cell>
        </table:table-row>
        <table:table-row table:style-name="ro1">
          <table:table-cell office:value-type="string" calcext:value-type="string">
            <text:p>Parks</text:p>
          </table:table-cell>
          <table:table-cell office:value-type="string" calcext:value-type="string">
            <text:p>From Engineering</text:p>
          </table:table-cell>
          <table:table-cell office:value-type="float" office:value="14111" calcext:value-type="float">
            <text:p>14111</text:p>
          </table:table-cell>
          <table:table-cell table:formula="of:=CONCATENATE([.A13];&quot; [&quot;;[.C13];&quot;] &quot;;[.B13])" office:value-type="string" office:string-value="Parks [14111] From Engineering" calcext:value-type="string">
            <text:p>Parks [14111] From Engineering</text:p>
          </table:table-cell>
        </table:table-row>
        <table:table-row table:style-name="ro1">
          <table:table-cell office:value-type="string" calcext:value-type="string">
            <text:p>Parks</text:p>
          </table:table-cell>
          <table:table-cell office:value-type="string" calcext:value-type="string">
            <text:p>From Fleet Services</text:p>
          </table:table-cell>
          <table:table-cell office:value-type="float" office:value="1885951.6" calcext:value-type="float">
            <text:p>1885951.6</text:p>
          </table:table-cell>
          <table:table-cell table:formula="of:=CONCATENATE([.A14];&quot; [&quot;;[.C14];&quot;] &quot;;[.B14])" office:value-type="string" office:string-value="Parks [1885951.6] From Fleet Services" calcext:value-type="string">
            <text:p>Parks [1885951.6] From Fleet Services</text:p>
          </table:table-cell>
        </table:table-row>
        <table:table-row table:style-name="ro1">
          <table:table-cell office:value-type="string" calcext:value-type="string">
            <text:p>Parks</text:p>
          </table:table-cell>
          <table:table-cell office:value-type="string" calcext:value-type="string">
            <text:p>From Insurance</text:p>
          </table:table-cell>
          <table:table-cell office:value-type="float" office:value="176555" calcext:value-type="float">
            <text:p>176555</text:p>
          </table:table-cell>
          <table:table-cell table:formula="of:=CONCATENATE([.A15];&quot; [&quot;;[.C15];&quot;] &quot;;[.B15])" office:value-type="string" office:string-value="Parks [176555] From Insurance" calcext:value-type="string">
            <text:p>Parks [176555] From Insurance</text:p>
          </table:table-cell>
        </table:table-row>
        <table:table-row table:style-name="ro1">
          <table:table-cell office:value-type="string" calcext:value-type="string">
            <text:p>Parks</text:p>
          </table:table-cell>
          <table:table-cell office:value-type="string" calcext:value-type="string">
            <text:p>From Traffic Engineering</text:p>
          </table:table-cell>
          <table:table-cell office:value-type="float" office:value="29230.54" calcext:value-type="float">
            <text:p>29230.54</text:p>
          </table:table-cell>
          <table:table-cell table:formula="of:=CONCATENATE([.A16];&quot; [&quot;;[.C16];&quot;] &quot;;[.B16])" office:value-type="string" office:string-value="Parks [29230.54] From Traffic Engineering" calcext:value-type="string">
            <text:p>Parks [29230.54] From Traffic Engineering</text:p>
          </table:table-cell>
        </table:table-row>
        <table:table-row table:style-name="ro1">
          <table:table-cell office:value-type="string" calcext:value-type="string">
            <text:p>Parks</text:p>
          </table:table-cell>
          <table:table-cell office:value-type="string" calcext:value-type="string">
            <text:p>From Workers Comp</text:p>
          </table:table-cell>
          <table:table-cell office:value-type="float" office:value="273306" calcext:value-type="float">
            <text:p>273306</text:p>
          </table:table-cell>
          <table:table-cell table:formula="of:=CONCATENATE([.A17];&quot; [&quot;;[.C17];&quot;] &quot;;[.B17])" office:value-type="string" office:string-value="Parks [273306] From Workers Comp" calcext:value-type="string">
            <text:p>Parks [273306] From Workers Comp</text:p>
          </table:table-cell>
        </table:table-row>
        <table:table-row table:style-name="ro1">
          <table:table-cell office:value-type="string" calcext:value-type="string">
            <text:p>Police</text:p>
          </table:table-cell>
          <table:table-cell office:value-type="string" calcext:value-type="string">
            <text:p>From Engineering</text:p>
          </table:table-cell>
          <table:table-cell office:value-type="float" office:value="611303" calcext:value-type="float">
            <text:p>611303</text:p>
          </table:table-cell>
          <table:table-cell table:formula="of:=CONCATENATE([.A18];&quot; [&quot;;[.C18];&quot;] &quot;;[.B18])" office:value-type="string" office:string-value="Police [611303] From Engineering" calcext:value-type="string">
            <text:p>Police [611303] From Engineering</text:p>
          </table:table-cell>
        </table:table-row>
        <table:table-row table:style-name="ro1">
          <table:table-cell office:value-type="string" calcext:value-type="string">
            <text:p>Police</text:p>
          </table:table-cell>
          <table:table-cell office:value-type="string" calcext:value-type="string">
            <text:p>From Fleet Services</text:p>
          </table:table-cell>
          <table:table-cell office:value-type="float" office:value="2407865.01" calcext:value-type="float">
            <text:p>2407865.01</text:p>
          </table:table-cell>
          <table:table-cell table:formula="of:=CONCATENATE([.A19];&quot; [&quot;;[.C19];&quot;] &quot;;[.B19])" office:value-type="string" office:string-value="Police [2407865.01] From Fleet Services" calcext:value-type="string">
            <text:p>Police [2407865.01] From Fleet Services</text:p>
          </table:table-cell>
        </table:table-row>
        <table:table-row table:style-name="ro1">
          <table:table-cell office:value-type="string" calcext:value-type="string">
            <text:p>Police</text:p>
          </table:table-cell>
          <table:table-cell office:value-type="string" calcext:value-type="string">
            <text:p>From Insurance</text:p>
          </table:table-cell>
          <table:table-cell office:value-type="float" office:value="998518" calcext:value-type="float">
            <text:p>998518</text:p>
          </table:table-cell>
          <table:table-cell table:formula="of:=CONCATENATE([.A20];&quot; [&quot;;[.C20];&quot;] &quot;;[.B20])" office:value-type="string" office:string-value="Police [998518] From Insurance" calcext:value-type="string">
            <text:p>Police [998518] From Insurance</text:p>
          </table:table-cell>
        </table:table-row>
        <table:table-row table:style-name="ro1">
          <table:table-cell office:value-type="string" calcext:value-type="string">
            <text:p>Police</text:p>
          </table:table-cell>
          <table:table-cell office:value-type="string" calcext:value-type="string">
            <text:p>From Traffic Engineering</text:p>
          </table:table-cell>
          <table:table-cell office:value-type="float" office:value="273847.41" calcext:value-type="float">
            <text:p>273847.41</text:p>
          </table:table-cell>
          <table:table-cell table:formula="of:=CONCATENATE([.A21];&quot; [&quot;;[.C21];&quot;] &quot;;[.B21])" office:value-type="string" office:string-value="Police [273847.41] From Traffic Engineering" calcext:value-type="string">
            <text:p>Police [273847.41] From Traffic Engineering</text:p>
          </table:table-cell>
        </table:table-row>
        <table:table-row table:style-name="ro1">
          <table:table-cell office:value-type="string" calcext:value-type="string">
            <text:p>Police</text:p>
          </table:table-cell>
          <table:table-cell office:value-type="string" calcext:value-type="string">
            <text:p>From Workers Comp</text:p>
          </table:table-cell>
          <table:table-cell office:value-type="float" office:value="835092" calcext:value-type="float">
            <text:p>835092</text:p>
          </table:table-cell>
          <table:table-cell table:formula="of:=CONCATENATE([.A22];&quot; [&quot;;[.C22];&quot;] &quot;;[.B22])" office:value-type="string" office:string-value="Police [835092] From Workers Comp" calcext:value-type="string">
            <text:p>Police [835092] From Workers Comp</text:p>
          </table:table-cell>
        </table:table-row>
        <table:table-row table:style-name="ro1">
          <table:table-cell office:value-type="string" calcext:value-type="string">
            <text:p>Streets</text:p>
          </table:table-cell>
          <table:table-cell office:value-type="string" calcext:value-type="string">
            <text:p>From Engineering</text:p>
          </table:table-cell>
          <table:table-cell office:value-type="float" office:value="55152" calcext:value-type="float">
            <text:p>55152</text:p>
          </table:table-cell>
          <table:table-cell table:formula="of:=CONCATENATE([.A23];&quot; [&quot;;[.C23];&quot;] &quot;;[.B23])" office:value-type="string" office:string-value="Streets [55152] From Engineering" calcext:value-type="string">
            <text:p>Streets [55152] From Engineering</text:p>
          </table:table-cell>
        </table:table-row>
        <table:table-row table:style-name="ro1">
          <table:table-cell office:value-type="string" calcext:value-type="string">
            <text:p>Streets</text:p>
          </table:table-cell>
          <table:table-cell office:value-type="string" calcext:value-type="string">
            <text:p>From Fleet Services</text:p>
          </table:table-cell>
          <table:table-cell office:value-type="float" office:value="7331039.25" calcext:value-type="float">
            <text:p>7331039.25</text:p>
          </table:table-cell>
          <table:table-cell table:formula="of:=CONCATENATE([.A24];&quot; [&quot;;[.C24];&quot;] &quot;;[.B24])" office:value-type="string" office:string-value="Streets [7331039.25] From Fleet Services" calcext:value-type="string">
            <text:p>Streets [7331039.25] From Fleet Services</text:p>
          </table:table-cell>
        </table:table-row>
        <table:table-row table:style-name="ro1">
          <table:table-cell office:value-type="string" calcext:value-type="string">
            <text:p>Streets</text:p>
          </table:table-cell>
          <table:table-cell office:value-type="string" calcext:value-type="string">
            <text:p>From Insurance</text:p>
          </table:table-cell>
          <table:table-cell office:value-type="float" office:value="115286" calcext:value-type="float">
            <text:p>115286</text:p>
          </table:table-cell>
          <table:table-cell table:formula="of:=CONCATENATE([.A25];&quot; [&quot;;[.C25];&quot;] &quot;;[.B25])" office:value-type="string" office:string-value="Streets [115286] From Insurance" calcext:value-type="string">
            <text:p>Streets [115286] From Insurance</text:p>
          </table:table-cell>
        </table:table-row>
        <table:table-row table:style-name="ro1">
          <table:table-cell office:value-type="string" calcext:value-type="string">
            <text:p>Streets</text:p>
          </table:table-cell>
          <table:table-cell office:value-type="string" calcext:value-type="string">
            <text:p>From Traffic Engineering</text:p>
          </table:table-cell>
          <table:table-cell office:value-type="float" office:value="33274" calcext:value-type="float">
            <text:p>33274</text:p>
          </table:table-cell>
          <table:table-cell table:formula="of:=CONCATENATE([.A26];&quot; [&quot;;[.C26];&quot;] &quot;;[.B26])" office:value-type="string" office:string-value="Streets [33274] From Traffic Engineering" calcext:value-type="string">
            <text:p>Streets [33274] From Traffic Engineering</text:p>
          </table:table-cell>
        </table:table-row>
        <table:table-row table:style-name="ro1">
          <table:table-cell office:value-type="string" calcext:value-type="string">
            <text:p>Streets</text:p>
          </table:table-cell>
          <table:table-cell office:value-type="string" calcext:value-type="string">
            <text:p>From Workers Comp</text:p>
          </table:table-cell>
          <table:table-cell office:value-type="float" office:value="398717" calcext:value-type="float">
            <text:p>398717</text:p>
          </table:table-cell>
          <table:table-cell table:formula="of:=CONCATENATE([.A27];&quot; [&quot;;[.C27];&quot;] &quot;;[.B27])" office:value-type="string" office:string-value="Streets [398717] From Workers Comp" calcext:value-type="string">
            <text:p>Streets [398717] From Workers Com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6T21:33:21.842416503</dc:date>
    <meta:editing-duration>PT6M50S</meta:editing-duration>
    <meta:editing-cycles>1</meta:editing-cycles>
    <meta:document-statistic meta:table-count="1" meta:cell-count="108" meta:object-count="0"/>
    <meta:generator>LibreOffice/6.0.7.3$Linux_X86_64 LibreOffice_project/00m0$Build-3</meta:generator>
  </office:meta>
</office:document-meta>
</file>